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 WT" svg:font-family="'Andale Mono WT', 'Andale Mono', 'Lucida Console', 'Lucida Sans Typewriter', Monaco, monospace"/>
    <style:font-face style:name="ProximaNovaT-Thin" svg:font-family="ProximaNovaT-Thin"/>
    <style:font-face style:name="arial" svg:font-family="arial, sans-serif"/>
    <style:font-face style:name="proxima-nova" svg:font-family="proxima-nov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bec41" officeooo:paragraph-rsid="000bec41"/>
    </style:style>
    <style:style style:name="P2" style:family="paragraph" style:parent-style-name="Standard">
      <style:paragraph-properties fo:text-align="center" style:justify-single-word="false"/>
      <style:text-properties fo:font-size="18pt" officeooo:rsid="000bec41" officeooo:paragraph-rsid="000bec4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8pt" officeooo:rsid="000bec41" officeooo:paragraph-rsid="000bec41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0de59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2c2a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e59a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0de59a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8pt" fo:font-weight="normal" officeooo:rsid="000bec41" officeooo:paragraph-rsid="000bec41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ize="18pt" fo:font-weight="bold" officeooo:rsid="000bec41" officeooo:paragraph-rsid="000bec41" style:font-size-asian="18pt" style:font-weight-asian="bold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0de59a" officeooo:paragraph-rsid="000de59a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0fdb05" officeooo:paragraph-rsid="000fdb05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0de59a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0d2c2a" officeooo:paragraph-rsid="0010186a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0186a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fo:font-weight="normal" officeooo:rsid="0010186a" officeooo:paragraph-rsid="0012b5f7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fo:font-weight="normal" officeooo:rsid="000f5f95" officeooo:paragraph-rsid="000f5f95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fo:font-weight="normal" officeooo:rsid="000bec41" officeooo:paragraph-rsid="001282b7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fo:font-weight="normal" officeooo:rsid="001282b7" officeooo:paragraph-rsid="001282b7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fo:font-weight="normal" officeooo:rsid="0012b5f7" officeooo:paragraph-rsid="0012b5f7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fo:font-weight="normal" officeooo:paragraph-rsid="000f5f95"/>
    </style:style>
    <style:style style:name="P24" style:family="paragraph" style:parent-style-name="Standard">
      <style:paragraph-properties fo:text-align="start" style:justify-single-word="false"/>
      <style:text-properties fo:font-size="18pt" fo:font-weight="normal" officeooo:rsid="0018aca2" officeooo:paragraph-rsid="0018aca2"/>
    </style:style>
    <style:style style:name="P25" style:family="paragraph" style:parent-style-name="Standard">
      <style:paragraph-properties fo:text-align="start" style:justify-single-word="false"/>
      <style:text-properties fo:font-size="18pt" fo:font-weight="normal" officeooo:rsid="0018aca2" officeooo:paragraph-rsid="00192706"/>
    </style:style>
    <style:style style:name="P26" style:family="paragraph" style:parent-style-name="Standard">
      <style:paragraph-properties fo:text-align="start" style:justify-single-word="false"/>
      <style:text-properties fo:font-size="18pt" fo:font-weight="normal" officeooo:rsid="00192706" officeooo:paragraph-rsid="00192706"/>
    </style:style>
    <style:style style:name="P27" style:family="paragraph" style:parent-style-name="Standard">
      <style:paragraph-properties fo:text-align="start" style:justify-single-word="false"/>
      <style:text-properties officeooo:paragraph-rsid="00110966"/>
    </style:style>
    <style:style style:name="P28" style:family="paragraph" style:parent-style-name="Standard">
      <style:paragraph-properties fo:text-align="start" style:justify-single-word="false"/>
      <style:text-properties officeooo:paragraph-rsid="001282b7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f5f95" officeooo:paragraph-rsid="0012b5f7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b5f7" officeooo:paragraph-rsid="000f5f95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4c44d" officeooo:paragraph-rsid="0014c44d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6b2f3" officeooo:paragraph-rsid="0016b2f3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d2c2a"/>
    </style:style>
    <style:style style:name="T3" style:family="text">
      <style:text-properties officeooo:rsid="000de59a"/>
    </style:style>
    <style:style style:name="T4" style:family="text">
      <style:text-properties fo:font-size="18pt" fo:font-weight="normal" officeooo:rsid="00110966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282b7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letter-spacing="normal" fo:font-style="normal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letter-spacing="normal" fo:font-style="normal" officeooo:rsid="0012b5f7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letter-spacing="normal" fo:font-style="normal" officeooo:rsid="0018aca2" style:font-size-asian="18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letter-spacing="normal" fo:font-style="normal" officeooo:rsid="00192706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fo:color="#0066ff" style:font-name="Liberation Serif" fo:letter-spacing="normal" fo:font-style="normal" officeooo:rsid="00192706" style:font-size-asian="18pt" style:font-weight-asian="normal" style:font-size-complex="18pt" style:font-weight-complex="normal"/>
    </style:style>
    <style:style style:name="T11" style:family="text">
      <style:text-properties officeooo:rsid="000f5f95" style:font-size-asian="18pt" style:font-weight-asian="normal" style:font-size-complex="18pt" style:font-weight-complex="normal"/>
    </style:style>
    <style:style style:name="T12" style:family="text">
      <style:text-properties officeooo:rsid="0012b5f7" style:font-size-asian="18pt" style:font-weight-asian="normal" style:font-size-complex="18pt" style:font-weight-complex="normal"/>
    </style:style>
    <style:style style:name="T13" style:family="text">
      <style:text-properties officeooo:rsid="00110966"/>
    </style:style>
    <style:style style:name="T14" style:family="text">
      <style:text-properties style:font-name="Liberation Serif" fo:font-size="18pt" fo:font-weight="normal" officeooo:rsid="00110966" style:font-size-asian="18pt" style:font-weight-asian="normal" style:font-size-complex="18pt" style:font-weight-complex="normal"/>
    </style:style>
    <style:style style:name="T15" style:family="text">
      <style:text-properties style:font-name="Liberation Serif" fo:font-size="18pt" fo:font-weight="normal" officeooo:rsid="001282b7" style:font-size-asian="18pt" style:font-weight-asian="normal" style:font-size-complex="18pt" style:font-weight-complex="normal"/>
    </style:style>
    <style:style style:name="T16" style:family="text">
      <style:text-properties officeooo:rsid="0012b5f7"/>
    </style:style>
    <style:style style:name="T17" style:family="text">
      <style:text-properties officeooo:rsid="000bec41"/>
    </style:style>
    <style:style style:name="T18" style:family="text">
      <style:text-properties fo:color="#000000" officeooo:rsid="0012b5f7" style:font-size-asian="18pt" style:font-weight-asian="normal" style:font-size-complex="18pt" style:font-weight-complex="normal"/>
    </style:style>
    <style:style style:name="T19" style:family="text">
      <style:text-properties officeooo:rsid="0016b2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пецификация требований к веб приложению <text:span text:style-name="T1">«Jollify»</text:span></text:p>
      <text:p text:style-name="P12">Оглавление.</text:p>
      <text:p text:style-name="P3"/>
      <text:p text:style-name="P3">1. Определение приложения.</text:p>
      <text:p text:style-name="P3">2. Компоненты</text:p>
      <text:p text:style-name="P3">3. Структуры данных и организация БД.</text:p>
      <text:p text:style-name="P3">4. Безопасность и резервные копии</text:p>
      <text:p text:style-name="P3">5. Технологии</text:p>
      <text:p text:style-name="P10">Проект Joolify – Доска обьявлений о различных мероприятиях с элементами социальной сети. Ресурс будет решать проблему поиска компании на мероприятия.</text:p>
      <text:p text:style-name="P4"/>
      <text:p text:style-name="P4"/>
      <text:p text:style-name="P10">Основные сущности БД </text:p>
      <text:p text:style-name="P4"/>
      <text:p text:style-name="P4">1. Событие с фиксированной датой.</text:p>
      <text:p text:style-name="P4"/>
      <text:p text:style-name="P4">Будет содержать:</text:p>
      <text:p text:style-name="P4">1. UUID (Уникальный идентифткатор)</text:p>
      <text:p text:style-name="P4">2. Название события</text:p>
      <text:p text:style-name="P4">3. Ссылка на владельца события</text:p>
      <text:p text:style-name="P4">4. Дата и время начала события</text:p>
      <text:p text:style-name="P4">5. Дата и время окончания события</text:p>
      <text:p text:style-name="P4">6. Краткое описание (Для размещения в списке/на карте)</text:p>
      <text:p text:style-name="P4">7. Детальное описание (текст)</text:p>
      <text:p text:style-name="P4">8. <text:span text:style-name="T2">Теги</text:span></text:p>
      <text:p text:style-name="P6">9. Участники мероприятия (ссылки)</text:p>
      <text:p text:style-name="P6">10. Комментарии.</text:p>
      <text:p text:style-name="P6">11. Картинка для описания (ссылка)</text:p>
      <text:p text:style-name="P8">12. Контакты</text:p>
      <text:p text:style-name="P8">13. Дата подтвержждения</text:p>
      <text:p text:style-name="P14">14. Геолокация</text:p>
      <text:p text:style-name="P14"/>
      <text:p text:style-name="P17">MongoDB Document model:</text:p>
      <text:p text:style-name="P17">{</text:p>
      <text:p text:style-name="P17"><text:tab/>_id: &lt;UUID&gt;</text:p>
      <text:p text:style-name="P17"><text:tab/>name: &lt;String&gt;</text:p>
      <text:p text:style-name="P17"><text:tab/>owner: &lt;UUID&gt;</text:p>
      <text:p text:style-name="P17"><text:tab/>startTime: &lt;DateTime&gt;</text:p>
      <text:p text:style-name="P17"><text:tab/>endTime: &lt;DateTime&gt;</text:p>
      <text:p text:style-name="P17"><text:tab/>description: &lt;Text&gt;</text:p>
      <text:p text:style-name="P17"><text:tab/>fDescription: &lt;Text&gt;</text:p>
      <text:p text:style-name="P17"><text:tab/>tags: &lt;String[]&gt;</text:p>
      <text:p text:style-name="P17"><text:tab/>members: &lt;UUID[]&gt;</text:p>
      <text:p text:style-name="P17"><text:tab/>avatar: &lt;HTTPlink&gt;</text:p>
      <text:p text:style-name="P17"><text:tab/>contacts: &lt;Text&gt;</text:p>
      <text:p text:style-name="P17"><text:soft-page-break/><text:tab/>confirmDate: &lt;DateTime&gt;</text:p>
      <text:p text:style-name="P17"><text:tab/>geolocation: &lt;googleLocation&gt;</text:p>
      <text:p text:style-name="P17">}</text:p>
      <text:p text:style-name="P6"/>
      <text:p text:style-name="P8">2. Событие без привязки к дате (Хобби)</text:p>
      <text:p text:style-name="P6"/>
      <text:p text:style-name="P5">Будет содержать:</text:p>
      <text:p text:style-name="P5">1. UUID (Уникальный идентифткатор)</text:p>
      <text:p text:style-name="P5">2. Название <text:span text:style-name="T3">Хобби</text:span></text:p>
      <text:p text:style-name="P5">3. Ссылка на владельца <text:span text:style-name="T3">хобби</text:span></text:p>
      <text:p text:style-name="P5">4. <text:span text:style-name="T3">Информация о расписании </text:span></text:p>
      <text:p text:style-name="P5"><text:span text:style-name="T3">5</text:span>. Краткое описание (Для размещения в списке/на карте)</text:p>
      <text:p text:style-name="P5"><text:span text:style-name="T3">6</text:span>. Детальное описание (текст)</text:p>
      <text:p text:style-name="P5"><text:span text:style-name="T3">7</text:span>. <text:span text:style-name="T2">Теги</text:span></text:p>
      <text:p text:style-name="P7"><text:span text:style-name="T3">8</text:span>. Участники <text:span text:style-name="T3">хобби</text:span> (ссылки)</text:p>
      <text:p text:style-name="P7"><text:span text:style-name="T3">9</text:span>. Комментарии.</text:p>
      <text:p text:style-name="P7">1<text:span text:style-name="T3">0</text:span>. Картинка для описания (ссылка)</text:p>
      <text:p text:style-name="P8">11. Контакты</text:p>
      <text:p text:style-name="P8">12. Дата подтверждения</text:p>
      <text:p text:style-name="P14">13. Геолокация</text:p>
      <text:p text:style-name="P8"/>
      <text:p text:style-name="P17">MongoDB Document model:</text:p>
      <text:p text:style-name="P17">{</text:p>
      <text:p text:style-name="P17"><text:tab/>_id: &lt;UUID&gt;</text:p>
      <text:p text:style-name="P17"><text:tab/>name: &lt;String&gt;</text:p>
      <text:p text:style-name="P17"><text:tab/>owner: &lt;UUID&gt;</text:p>
      <text:p text:style-name="P17"><text:tab/>schedule: &lt;String&gt;</text:p>
      <text:p text:style-name="P17"><text:tab/>description: &lt;Text&gt;</text:p>
      <text:p text:style-name="P17"><text:tab/>fDescription: &lt;Text&gt;</text:p>
      <text:p text:style-name="P17"><text:tab/>tags: &lt;String[]&gt;</text:p>
      <text:p text:style-name="P17"><text:tab/>members: &lt;UUID[]&gt;</text:p>
      <text:p text:style-name="P17"><text:tab/>avatar: &lt;HTTPlink&gt;</text:p>
      <text:p text:style-name="P17"><text:tab/>contacts: &lt;Text&gt;</text:p>
      <text:p text:style-name="P17"><text:soft-page-break/><text:tab/>confirmDate: &lt;DateTime&gt;</text:p>
      <text:p text:style-name="P17"><text:tab/>geolocation: &lt;googleLocation&gt;</text:p>
      <text:p text:style-name="P17">}</text:p>
      <text:p text:style-name="P16"/>
      <text:p text:style-name="P8"/>
      <text:p text:style-name="P8">3. Пользователь</text:p>
      <text:p text:style-name="P8"/>
      <text:p text:style-name="P5">Будет содержать:</text:p>
      <text:p text:style-name="P5">1. UUID (Уникальный идентифткатор)</text:p>
      <text:p text:style-name="P8">2. Имя пользователя</text:p>
      <text:p text:style-name="P8">3. Почта (email)</text:p>
      <text:p text:style-name="P8">4. Пароль</text:p>
      <text:p text:style-name="P8">5. Тип пользователя (Подпищик, Провайдер, Администратор)</text:p>
      <text:p text:style-name="P8">6. Контакты (телефон, адрес, социальные сети)</text:p>
      <text:p text:style-name="P8">7. Подписки (События, хобби)</text:p>
      <text:p text:style-name="P8">8. Созданные мероприятия (События, хобби)</text:p>
      <text:p text:style-name="P8">9. Аватар (ссылка)</text:p>
      <text:p text:style-name="P8">10. Настройки профиля</text:p>
      <text:p text:style-name="P8"/>
      <text:p text:style-name="P27"><text:span text:style-name="T4">Первые 5 пунктов, </text:span><text:span text:style-name="T5">социальные сети и аватар</text:span><text:span text:style-name="T4"> обслуживаются пакетами alanning:roles и </text:span><text:span text:style-name="Source_20_Text"><text:span text:style-name="T14">accounts-base.</text:span></text:span></text:p>
      <text:p text:style-name="P27"/>
      <text:p text:style-name="P28"><text:span text:style-name="Source_20_Text"><text:span text:style-name="T15">Custom fields:</text:span></text:span></text:p>
      <text:p text:style-name="P28"><text:span text:style-name="Source_20_Text"><text:span text:style-name="T15">{</text:span></text:span></text:p>
      <text:p text:style-name="P28"><text:span text:style-name="Source_20_Text"><text:span text:style-name="T15"><text:tab/>phone: &lt;String&gt;</text:span></text:span></text:p>
      <text:p text:style-name="P28"><text:span text:style-name="Source_20_Text"><text:span text:style-name="T15"><text:tab/>eventSubs: &lt;UUID[]&gt;</text:span></text:span></text:p>
      <text:p text:style-name="P28"><text:span text:style-name="Source_20_Text"><text:span text:style-name="T15"><text:tab/>hobbiesSubs: &lt;UUID[]&gt;</text:span></text:span></text:p>
      <text:p text:style-name="P28"><text:span text:style-name="Source_20_Text"><text:span text:style-name="T15"><text:tab/>ownerOf: &lt;UUID[]&gt;</text:span></text:span></text:p>
      <text:p text:style-name="P28"><text:span text:style-name="Source_20_Text"><text:span text:style-name="T15"><text:tab/>options: &lt;char[]&gt;<text:tab/></text:span></text:span></text:p>
      <text:p text:style-name="P28"><text:span text:style-name="Source_20_Text"><text:span text:style-name="T15">}</text:span></text:span></text:p>
      <text:p text:style-name="P27"/>
      <text:p text:style-name="P8"/>
      <text:p text:style-name="P9">4. Комментарии</text:p>
      <text:p text:style-name="P9"/>
      <text:p text:style-name="P20"><text:soft-page-break/>Будет содержать:</text:p>
      <text:p text:style-name="P21">1. Тип комментария (К событию, к хобби)</text:p>
      <text:p text:style-name="P21">2. Ссылка на мероприятие</text:p>
      <text:p text:style-name="P21">3. Ссылка на автора</text:p>
      <text:p text:style-name="P21">4. <text:span text:style-name="T16">Дата публикации</text:span></text:p>
      <text:p text:style-name="P22">5. Текст комментария</text:p>
      <text:p text:style-name="P22">6. <text:span text:style-name="T17">UUID (Уникальный идентифткатор)</text:span></text:p>
      <text:p text:style-name="P9"/>
      <text:p text:style-name="P18">MongoDB Document model:</text:p>
      <text:p text:style-name="P18">{</text:p>
      <text:p text:style-name="P18"><text:tab/>_id: &lt;UUID&gt;</text:p>
      <text:p text:style-name="P18"><text:tab/><text:span text:style-name="T16">type</text:span>: &lt;String&gt;</text:p>
      <text:p text:style-name="P18"><text:tab/><text:span text:style-name="T16">eventId: &lt;UUID&gt;</text:span></text:p>
      <text:p text:style-name="P18"><text:tab/>owner: &lt;UUID&gt;</text:p>
      <text:p text:style-name="P18"><text:tab/><text:span text:style-name="T16">date: &lt;DateTime&gt;</text:span></text:p>
      <text:p text:style-name="P18"><text:tab/><text:span text:style-name="T16">text: &lt;Text&gt;</text:span></text:p>
      <text:p text:style-name="P22">}</text:p>
      <text:p text:style-name="P22"/>
      <text:p text:style-name="P9">5. Личные сообщения</text:p>
      <text:p text:style-name="P29"><text:span text:style-name="T13">обслуживаются пакетом </text:span>socialize:messaging</text:p>
      <text:p text:style-name="P29"/>
      <text:p text:style-name="P31">Взаимодействие с БД</text:p>
      <text:p text:style-name="P31"/>
      <text:p text:style-name="P31">Создание события/<text:span text:style-name="T19">хобби</text:span></text:p>
      <text:p text:style-name="P31">Удаление события/<text:span text:style-name="T19">хобби</text:span></text:p>
      <text:p text:style-name="P31">Изменение события/<text:span text:style-name="T19">хобби</text:span></text:p>
      <text:p text:style-name="P31">Подтверждение события/<text:span text:style-name="T19">хобби</text:span></text:p>
      <text:p text:style-name="P31">Подписать участника</text:p>
      <text:p text:style-name="P31">Отписать участника</text:p>
      <text:p text:style-name="P31"/>
      <text:p text:style-name="P32">Добавить комментарий</text:p>
      <text:p text:style-name="P32">Удалить комментарий</text:p>
      <text:p text:style-name="P32"/>
      <text:p text:style-name="P31"><text:soft-page-break/></text:p>
      <text:p text:style-name="P11">Технологии.</text:p>
      <text:p text:style-name="P9"/>
      <text:p text:style-name="P9">1. Язык – js</text:p>
      <text:p text:style-name="P23"><text:span text:style-name="T11">2. </text:span><text:span text:style-name="T12">Технологии: Meteor</text:span><text:span text:style-name="T18"> </text:span><text:span text:style-name="T7">platform, MongoDB, </text:span><text:bookmark text:name="step-1-—-setting-up-an-nginx-web-server"/><text:span text:style-name="T7">Nginx Web Server, Ubuntu Linux, </text:span><text:span text:style-name="T8">Docker</text:span></text:p>
      <text:p text:style-name="P24"><text:span text:style-name="T6">3. Требования к серверу.</text:span></text:p>
      <text:p text:style-name="P25"><text:span text:style-name="T6">Для запуска приложения хватит </text:span><text:span text:style-name="T9">5GB HDD, 4</text:span><text:span text:style-name="T6">GB RAM, </text:span><text:a xlink:type="simple" xlink:href="http://ark.intel.com/ru/products/43233/Intel-Xeon-Processor-L3426-8M-Cache-1_86-GHz"><text:span text:style-name="T10">http://ark.intel.com/ru/products/43233/Intel-Xeon-Processor-L3426-8M-Cache-1_86-GHz</text:span></text:a></text:p>
      <text:p text:style-name="P26"/>
      <text:p text:style-name="P25"><text:span text:style-name="T9"/></text:p>
      <text:p text:style-name="P23"><text:span text:style-name="T7"/></text:p>
      <text:p text:style-name="P30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 WT" svg:font-family="'Andale Mono WT', 'Andale Mono', 'Lucida Console', 'Lucida Sans Typewriter', Monaco, monospace"/>
    <style:font-face style:name="ProximaNovaT-Thin" svg:font-family="ProximaNovaT-Thin"/>
    <style:font-face style:name="arial" svg:font-family="arial, sans-serif"/>
    <style:font-face style:name="proxima-nova" svg:font-family="proxima-nov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bec41" officeooo:paragraph-rsid="000bec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Киев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javka </meta:initial-creator>
    <meta:creation-date>2016-09-25T10:33:09.716083391</meta:creation-date>
    <dc:date>2016-09-26T20:11:09.273721955</dc:date>
    <dc:creator>mjavka </dc:creator>
    <meta:editing-duration>PT4H7M44S</meta:editing-duration>
    <meta:editing-cycles>5</meta:editing-cycles>
    <meta:generator>LibreOffice/4.2.6.3$Linux_X86_64 LibreOffice_project/420m0$Build-3</meta:generator>
    <meta:document-statistic meta:table-count="0" meta:image-count="0" meta:object-count="0" meta:page-count="9" meta:paragraph-count="126" meta:word-count="396" meta:character-count="3006" meta:non-whitespace-character-count="2695"/>
  </office:meta>
</office:document-meta>
</file>